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2">
            <text:p>22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1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 05/04/2016: configuración (2 horas) 06/04/2016: desarrollo (5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6.5">
            <text:p>36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42.5">
            <text:p>42,5</text:p>
          </table:table-cell>
          <table:table-cell table:style-name="ce6" table:formula="of:=SUM([.E4];[.E7];[.E10];[.E13];[.E16];[.E19])" office:value-type="float" office:value="12.5">
            <text:p>12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2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3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20:51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06T20:51:59.26</dc:date>
    <meta:editing-cycles>24</meta:editing-cycles>
    <meta:editing-duration>PT00H25M12S</meta:editing-duration>
    <meta:document-statistic meta:table-count="2" meta:cell-count="105" meta:object-count="0"/>
  </office:meta>
</office:document-meta>
</file>